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abf" officeooo:paragraph-rsid="001f8abf"/>
    </style:style>
    <style:style style:name="P2" style:family="paragraph" style:parent-style-name="Standard" style:list-style-name="L1">
      <style:text-properties officeooo:rsid="001f8abf" officeooo:paragraph-rsid="001f8abf"/>
    </style:style>
    <style:style style:name="P3" style:family="paragraph" style:parent-style-name="Standard">
      <style:text-properties style:text-underline-style="solid" style:text-underline-width="auto" style:text-underline-color="font-color" officeooo:rsid="001f8abf" officeooo:paragraph-rsid="001f8abf"/>
    </style:style>
    <style:style style:name="P4" style:family="paragraph" style:parent-style-name="Standard">
      <style:text-properties style:text-underline-style="none" officeooo:rsid="001f8abf" officeooo:paragraph-rsid="001f8abf"/>
    </style:style>
    <style:style style:name="P5" style:family="paragraph" style:parent-style-name="Standard">
      <style:text-properties style:text-underline-style="none" officeooo:rsid="0020b57c" officeooo:paragraph-rsid="0020b57c"/>
    </style:style>
    <style:style style:name="P6" style:family="paragraph" style:parent-style-name="Standard">
      <style:text-properties style:text-underline-style="none" officeooo:rsid="0020e5f3" officeooo:paragraph-rsid="0020e5f3"/>
    </style:style>
    <style:style style:name="P7" style:family="paragraph" style:parent-style-name="Standard">
      <style:text-properties style:text-underline-style="none" officeooo:rsid="0025276c" officeooo:paragraph-rsid="0025276c"/>
    </style:style>
    <style:style style:name="P8" style:family="paragraph" style:parent-style-name="Standard">
      <style:text-properties style:text-underline-style="none" officeooo:rsid="0025276c" officeooo:paragraph-rsid="002719fd"/>
    </style:style>
    <style:style style:name="P9" style:family="paragraph" style:parent-style-name="Standard">
      <style:text-properties style:text-underline-style="none" officeooo:rsid="00252dd1" officeooo:paragraph-rsid="00252dd1"/>
    </style:style>
    <style:style style:name="P10" style:family="paragraph" style:parent-style-name="Standard">
      <style:text-properties style:text-underline-style="none" officeooo:rsid="002719fd" officeooo:paragraph-rsid="002719fd"/>
    </style:style>
    <style:style style:name="P11" style:family="paragraph" style:parent-style-name="Standard" style:list-style-name="L1">
      <style:text-properties officeooo:rsid="0020b57c" officeooo:paragraph-rsid="0020b57c"/>
    </style:style>
    <style:style style:name="P12" style:family="paragraph" style:parent-style-name="Standard">
      <style:text-properties fo:font-style="normal" style:text-underline-style="none" officeooo:rsid="00252dd1" officeooo:paragraph-rsid="00252dd1" style:font-style-asian="normal" style:font-style-complex="normal"/>
    </style:style>
    <style:style style:name="P13" style:family="paragraph" style:parent-style-name="Standard">
      <style:text-properties officeooo:rsid="002719fd" officeooo:paragraph-rsid="002719fd"/>
    </style:style>
    <style:style style:name="T1" style:family="text">
      <style:text-properties officeooo:rsid="0020b57c"/>
    </style:style>
    <style:style style:name="T2" style:family="text">
      <style:text-properties officeooo:rsid="0020e5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cc00"/>
    </style:style>
    <style:style style:name="T5" style:family="text">
      <style:text-properties fo:color="#00cc00" officeooo:rsid="00252dd1"/>
    </style:style>
    <style:style style:name="T6" style:family="text">
      <style:text-properties officeooo:rsid="0025276c"/>
    </style:style>
    <style:style style:name="T7" style:family="text">
      <style:text-properties officeooo:rsid="00252dd1"/>
    </style:style>
    <style:style style:name="T8" style:family="text">
      <style:text-properties fo:color="#ff3333"/>
    </style:style>
    <style:style style:name="T9" style:family="text">
      <style:text-properties fo:color="#ff3333" officeooo:rsid="002719fd"/>
    </style:style>
    <style:style style:name="T10" style:family="text">
      <style:text-properties fo:color="#ff3333" officeooo:rsid="00252dd1"/>
    </style:style>
    <style:style style:name="T11" style:family="text">
      <style:text-properties officeooo:rsid="002719fd"/>
    </style:style>
    <style:style style:name="T12" style:family="text">
      <style:text-properties fo:color="#ff00ff"/>
    </style:style>
    <style:style style:name="T13" style:family="text">
      <style:text-properties fo:color="#ff00ff" officeooo:rsid="00252dd1"/>
    </style:style>
    <style:style style:name="T14" style:family="text">
      <style:text-properties fo:color="#ff00ff" officeooo:rsid="002719fd"/>
    </style:style>
    <style:style style:name="T15" style:family="text">
      <style:text-properties fo:color="#330099"/>
    </style:style>
    <style:style style:name="T16" style:family="text">
      <style:text-properties fo:color="#330099" officeooo:rsid="002719fd"/>
    </style:style>
    <style:style style:name="T17" style:family="text">
      <style:text-properties fo:color="#330099" officeooo:rsid="0028dc2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-Case: SongabspielenInReihenfolge_<text:span text:style-name="T10">GaplessAnAus</text:span><text:span text:style-name="T7">_</text:span><text:span text:style-name="T5">Repeat1</text:span><text:span text:style-name="T7">_</text:span><text:span text:style-name="T13">RepeatAll_</text:span><text:span text:style-name="T16">Ra</text:span><text:span text:style-name="T17">n</text:span><text:span text:style-name="T16">dom</text:span></text:p>
      <text:p text:style-name="P1"/>
      <text:p text:style-name="P1"/>
      <text:p text:style-name="P3">HappyDay:</text:p>
      <text:p text:style-name="P3"/>
      <text:list xml:id="list8467462491736042037" text:style-name="L1">
        <text:list-item>
          <text:p text:style-name="P2">Use-Case startet sobald der User den „Play-Button“ drückt.</text:p>
        </text:list-item>
        <text:list-item>
          <text:p text:style-name="P2">Das System lädt den ersten Song aus der Playlist in den Puffer.</text:p>
        </text:list-item>
        <text:list-item>
          <text:p text:style-name="P2">Das System spielt den Song ab.</text:p>
        </text:list-item>
        <text:list-item>
          <text:p text:style-name="P2">Das System spielt den Song zu ende.</text:p>
        </text:list-item>
        <text:list-item>
          <text:p text:style-name="P2">Das System lädt <text:span text:style-name="T6">den nächsten S</text:span>ong aus der Playlist in den Puffer.</text:p>
        </text:list-item>
        <text:list-item>
          <text:p text:style-name="P11">Das System spielt den Song ab.</text:p>
        </text:list-item>
        <text:list-item>
          <text:p text:style-name="P2">Das System spielt den Song zu ende.</text:p>
        </text:list-item>
        <text:list-item>
          <text:p text:style-name="P2">Das System validiert, dass sich keine Songs mehr in der Playlist befinden.</text:p>
        </text:list-item>
        <text:list-item>
          <text:p text:style-name="P2">Das Use-Case endet erfolgreich.</text:p>
        </text:list-item>
      </text:list>
      <text:p text:style-name="P3"/>
      <text:p text:style-name="P3">Erweiterungen:</text:p>
      <text:p text:style-name="P4">(1-<text:span text:style-name="T1">9</text:span>)a. Der User drückt den „Stop-Button“</text:p>
      <text:p text:style-name="P4">(1-<text:span text:style-name="T1">9</text:span>)a.1. Das Use-Case endet erfolglos.</text:p>
      <text:p text:style-name="P4"/>
      <text:p text:style-name="P7"><text:span text:style-name="T4">(1-9)b.</text:span> Der User clickt den „Repeat 1-Button“ und das System befindet sich im „Repeat 1“ Modus.</text:p>
      <text:p text:style-name="P7"><text:span text:style-name="T4">(1-9)b.1. </text:span>Das System deaktiviert den „Repeat 1“ Modus.</text:p>
      <text:p text:style-name="P7"><text:span text:style-name="T4">(1-9)c.</text:span> Der User clickt den „Reapeat 1-Button“ und das System befindet sich nicht im „Repeat 1“ Modus.</text:p>
      <text:p text:style-name="P7"><text:span text:style-name="T4">(1-9)c.1.</text:span> Das System aktiviert den „Repeat 1“ Modus.</text:p>
      <text:p text:style-name="P8"><text:span text:style-name="T8">(1-9)</text:span><text:span text:style-name="T9">d</text:span><text:span text:style-name="T8">. </text:span>Der User clickt den „<text:span text:style-name="T11">Gapless-Button</text:span>“ und das System befindet sich im „<text:span text:style-name="T11">Gapless</text:span>“ Modus.</text:p>
      <text:p text:style-name="P8"><text:span text:style-name="T8">(1-9)</text:span><text:span text:style-name="T9">d</text:span><text:span text:style-name="T8">.1.</text:span><text:span text:style-name="T4"> </text:span>Das System deaktiviert den „<text:span text:style-name="T11">Gapless</text:span>“ Modus.</text:p>
      <text:p text:style-name="P8"><text:span text:style-name="T8">(1-9)</text:span><text:span text:style-name="T9">e</text:span><text:span text:style-name="T8">. </text:span>Der User clickt den „<text:span text:style-name="T11">Gapless</text:span>-Button“ und das System befindet sich nicht im „<text:span text:style-name="T11">Gapless</text:span>“ Modus.</text:p>
      <text:p text:style-name="P8"><text:span text:style-name="T8">(1-9)</text:span><text:span text:style-name="T9">e</text:span><text:span text:style-name="T8">.1.</text:span> Das System aktiviert den „<text:span text:style-name="T11">Gapless</text:span>“ Modus.</text:p>
      <text:p text:style-name="P8"><text:span text:style-name="T12">(1-9)</text:span><text:span text:style-name="T14">f</text:span><text:span text:style-name="T12">. </text:span>Der User clickt den „<text:span text:style-name="T11">Repeat All-Button</text:span>“ und das System befindet sich im „<text:span text:style-name="T11">Repeat All</text:span>“ Modus.</text:p>
      <text:p text:style-name="P8"><text:span text:style-name="T12">(1-9)</text:span><text:span text:style-name="T14">f</text:span><text:span text:style-name="T12">.1. </text:span>Das System deaktiviert den „<text:span text:style-name="T11">Repeat All</text:span>“ Modus.</text:p>
      <text:p text:style-name="P8"><text:span text:style-name="T12">(1-9)</text:span><text:span text:style-name="T14">g</text:span><text:span text:style-name="T12">.</text:span><text:span text:style-name="T8"> </text:span>Der User clickt den „<text:span text:style-name="T11">Repeat All</text:span>-Button“ und das System befindet sich nicht im „<text:span text:style-name="T11">Repeat All</text:span>“ Modus.</text:p>
      <text:p text:style-name="P8"><text:span text:style-name="T12">(1-9)</text:span><text:span text:style-name="T14">g</text:span><text:span text:style-name="T12">.1.</text:span> Das System aktiviert den „<text:span text:style-name="T11">Repeat All</text:span>“ Modus.</text:p>
      <text:p text:style-name="P4"/>
      <text:p text:style-name="P5">(3&amp;6)|a. Der User clickt an einen bestimmten Punkt in der Zeitaxe</text:p>
      <text:p text:style-name="P5">(3&amp;6)|a.1. Das System spielt den Song weiter ab an der Stelle entsprechend dem Ort an den der User auf der Zeitaxe geclickt hat.</text:p>
      <text:p text:style-name="P5"/>
      <text:p text:style-name="P6">3a. Der User drückt den „Backward-Button“.</text:p>
      <text:p text:style-name="P6">3a.1. Weiter mit Punkt 3.</text:p>
      <text:p text:style-name="P6"/>
      <text:p text:style-name="P7"><text:span text:style-name="T4">5a.</text:span> Das System <text:span text:style-name="T11">validiert</text:span>, dass der „Repeat 1“ Modus aktiviert ist.</text:p>
      <text:p text:style-name="P7"><text:span text:style-name="T4">5a.1.</text:span> Weiter mit Punkt 6. </text:p>
      <text:p text:style-name="P7"/>
      <text:p text:style-name="P10"><text:span text:style-name="T15">5b. </text:span>Das System validiert, dass der „Random“-Modus aktiviert ist.</text:p>
      <text:p text:style-name="P10"><text:span text:style-name="T15">5b.1.</text:span> Das System lädt zufällig einen Song aus der Playlist in den Puffer.</text:p>
      <text:p text:style-name="P10"><text:span text:style-name="T15">5b.2. </text:span>Weiter mit Punkt 6.</text:p>
      <text:p text:style-name="P7"/>
      <text:p text:style-name="P9"><text:span text:style-name="T8">5|a. </text:span>Das System validiert, dass der „Gapless“ Modus deaktiviert ist und wartet <text:span text:style-name="T3">kurz.</text:span></text:p>
      <text:p text:style-name="P12"/>
      <text:p text:style-name="P12"><text:soft-page-break/></text:p>
      <text:p text:style-name="P12"/>
      <text:p text:style-name="P7"/>
      <text:p text:style-name="P5">6a. Der User drückt den „Backward-Button“.</text:p>
      <text:p text:style-name="P5"><text:span text:style-name="T2">6</text:span>a.1. <text:span text:style-name="T2">Das System schmeißt den Song aus dem Puffer.</text:span></text:p>
      <text:p text:style-name="P6">6a.2. Das System spielt den vorrigen Song ab.</text:p>
      <text:p text:style-name="P6">6a.3. Weiter mit Punkt 7.</text:p>
      <text:p text:style-name="P6"/>
      <text:p text:style-name="P4">(4&amp;<text:span text:style-name="T1">7</text:span>)a. Der User drückt den „Pause-Button“</text:p>
      <text:p text:style-name="P4">(4&amp;<text:span text:style-name="T1">7</text:span>)a.1. Das System hält das spielen der Datei an.</text:p>
      <text:p text:style-name="P4">(4&amp;<text:span text:style-name="T1">7</text:span>)a.2. Der User drückt den „Play-Button“.</text:p>
      <text:p text:style-name="P4">(4&amp;<text:span text:style-name="T1">7</text:span>)a.3. Das System spielt den Song an der angehaltenen Stelle wieder ab.</text:p>
      <text:p text:style-name="P4">(4&amp;<text:span text:style-name="T1">7</text:span>)a.4. Weiter mit Punkt 4 bzw. 6.</text:p>
      <text:p text:style-name="P4"/>
      <text:p text:style-name="P5">(4&amp;7)a.1|a. Der User clickt an einen bestimmten Punkt in der Zeitaxe.</text:p>
      <text:p text:style-name="P5">(4&amp;7)a.1|a.1 Das System bewegt den Zeitindex an die Stelle entsprechend dem Ort an den der User auf der Zeitaxe geclickt hat.</text:p>
      <text:p text:style-name="P4"/>
      <text:p text:style-name="P4">(4&amp;<text:span text:style-name="T1">7</text:span>)a.2<text:span text:style-name="T1">|</text:span>a. Der User drück den „Stop-Button“.</text:p>
      <text:p text:style-name="P4">(4&amp;<text:span text:style-name="T1">7</text:span>)a.2<text:span text:style-name="T1">|</text:span>a.1. Das Use-Case endet erfolglos.</text:p>
      <text:p text:style-name="P4"/>
      <text:p text:style-name="P5">(4&amp;7)b. Der User drückt den „Forward-Button“</text:p>
      <text:p text:style-name="P5">(4&amp;7)b.1. Weiter mit Punkt 5.</text:p>
      <text:p text:style-name="P5"/>
      <text:p text:style-name="P5">(4&amp;7)c. Der User drückt den „Backward-Button“</text:p>
      <text:p text:style-name="P5">(4&amp;7)c.2. Weiter mit Punkt 3 bzw. 6</text:p>
      <text:p text:style-name="P5"/>
      <text:p text:style-name="P5"/>
      <text:p text:style-name="P5"/>
      <text:p text:style-name="P4">5a. Es befinden sich keine Songs mehr in der Playlist.</text:p>
      <text:p text:style-name="P4">5a.1. Weiter mit Punkt 7.</text:p>
      <text:p text:style-name="P4"/>
      <text:p text:style-name="P13"><text:span text:style-name="T12">9a. </text:span>Das System validiert, dass der „Repeat All“ Modus aktiviert ist.</text:p>
      <text:p text:style-name="P13"><text:span text:style-name="T12">9a.1. </text:span>Das System schmeißt alle Songs aus dem Puffer.</text:p>
      <text:p text:style-name="P13"><text:span text:style-name="T12">9a.2. </text:span>Weiter mit Punkt 2. 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5:00:27.477352416</meta:creation-date>
    <dc:date>2017-11-21T15:53:31.309563423</dc:date>
    <meta:editing-duration>PT17M4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515" meta:character-count="3197" meta:non-whitespace-character-count="2746"/>
  </office:meta>
</office:document-meta>
</file>